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Mono" fo:font-size="18pt" fo:font-weight="normal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reeMono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Mon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Mono" fo:font-size="14pt" fo:font-weight="normal" style:font-name-asian="FreeMono" style:font-size-asian="14pt" style:font-weight-asian="normal" style:font-name-complex="FreeMono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reeMono" fo:font-size="18pt" fo:font-weight="normal" style:font-size-asian="15.75pt" style:font-weight-asian="normal" style:font-size-complex="18pt" style:font-weight-complex="normal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ibuting: a walkthrough</text:p>
      <text:p text:style-name="P1"/>
      <text:p text:style-name="P1">Name: ________________________________________</text:p>
      <text:p text:style-name="P1">URL: <text:s/>________________________________________</text:p>
      <text:p text:style-name="P1"/>
      <text:p text:style-name="P3">For each question below, answer yes or no. <text:s/>If yes, explain how you did each step. <text:s/>If no, detail the obstacles you encountered. <text:s/>When you encounter obstacles, ask for help!</text:p>
      <text:p text:style-name="P4"/>
      <text:p text:style-name="P4">Do you understand the issue being reported?________________</text:p>
      <text:p text:style-name="P4">___________________________________________________________</text:p>
      <text:p text:style-name="P4">___________________________________________________________</text:p>
      <text:p text:style-name="P4">___________________________________________________________</text:p>
      <text:p text:style-name="P4"/>
      <text:p text:style-name="P4">Are you able to set up the development environment?________</text:p>
      <text:p text:style-name="P4">___________________________________________________________</text:p>
      <text:p text:style-name="P4">______________________________________________________________________________________________________________________</text:p>
      <text:p text:style-name="P4"/>
      <text:p text:style-name="P4">Are you able to reproduce/verify the issue?________________</text:p>
      <text:p text:style-name="P4">___________________________________________________________</text:p>
      <text:p text:style-name="P4">___________________________________________________________</text:p>
      <text:p text:style-name="P4">___________________________________________________________</text:p>
      <text:p text:style-name="P4"/>
      <text:p text:style-name="P4">Are you able to locate were to make a change?______________</text:p>
      <text:p text:style-name="P4">___________________________________________________________</text:p>
      <text:p text:style-name="P4">___________________________________________________________</text:p>
      <text:p text:style-name="P4">___________________________________________________________</text:p>
      <text:p text:style-name="P4"/>
      <text:p text:style-name="P4">Are you able to identify a solution?_______________________</text:p>
      <text:p text:style-name="P4">___________________________________________________________</text:p>
      <text:p text:style-name="P4">___________________________________________________________</text:p>
      <text:p text:style-name="P4">___________________________________________________________</text:p>
      <text:p text:style-name="P4"/>
      <text:p text:style-name="P4">Are you able to submit your changes?_______________________</text:p>
      <text:p text:style-name="P4">___________________________________________________________</text:p>
      <text:p text:style-name="P4">___________________________________________________________</text:p>
      <text:p text:style-name="P4">___________________________________________________________</text:p>
      <text:p text:style-name="P4"/>
      <text:p text:style-name="P4">If you submitted a pull request or patch, put the URL here:</text:p>
      <text:p text:style-name="P5">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6-18T17:38:13</meta:creation-date>
    <dc:date>2013-11-22T18:29:40</dc:date>
    <dc:creator>Shauna </dc:creator>
    <meta:editing-duration>PT5H59M3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1" meta:paragraph-count="29" meta:word-count="114" meta:character-count="1826" meta:non-whitespace-character-count="1737"/>
  </office:meta>
</office:document-meta>
</file>